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75cm"/>
    </style:style>
    <style:style style:name="co6" style:family="table-column">
      <style:table-column-properties fo:break-before="auto" style:column-width="0.974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1.346cm"/>
    </style:style>
    <style:style style:name="co9" style:family="table-column">
      <style:table-column-properties fo:break-before="auto" style:column-width="0.84cm"/>
    </style:style>
    <style:style style:name="co10" style:family="table-column">
      <style:table-column-properties fo:break-before="auto" style:column-width="0.873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2.863cm"/>
    </style:style>
    <style:style style:name="co14" style:family="table-column">
      <style:table-column-properties fo:break-before="auto" style:column-width="2.77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8.225cm"/>
    </style:style>
    <style:style style:name="co17" style:family="table-column">
      <style:table-column-properties fo:break-before="auto" style:column-width="2.792cm"/>
    </style:style>
    <style:style style:name="co18" style:family="table-column">
      <style:table-column-properties fo:break-before="auto" style:column-width="4.477cm"/>
    </style:style>
    <style:style style:name="co19" style:family="table-column">
      <style:table-column-properties fo:break-before="auto" style:column-width="1.289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136cm"/>
    </style:style>
    <style:style style:name="co22" style:family="table-column">
      <style:table-column-properties fo:break-before="auto" style:column-width="2.226cm"/>
    </style:style>
    <style:style style:name="co23" style:family="table-column">
      <style:table-column-properties fo:break-before="auto" style:column-width="0.834cm"/>
    </style:style>
    <style:style style:name="co24" style:family="table-column">
      <style:table-column-properties fo:break-before="auto" style:column-width="1.258cm"/>
    </style:style>
    <style:style style:name="co25" style:family="table-column">
      <style:table-column-properties fo:break-before="auto" style:column-width="1.318cm"/>
    </style:style>
    <style:style style:name="co26" style:family="table-column">
      <style:table-column-properties fo:break-before="auto" style:column-width="2.801cm"/>
    </style:style>
    <style:style style:name="co27" style:family="table-column">
      <style:table-column-properties fo:break-before="auto" style:column-width="4.011cm"/>
    </style:style>
    <style:style style:name="co28" style:family="table-column">
      <style:table-column-properties fo:break-before="auto" style:column-width="6.391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4.009cm"/>
    </style:style>
    <style:style style:name="co31" style:family="table-column">
      <style:table-column-properties fo:break-before="auto" style:column-width="1.58cm"/>
    </style:style>
    <style:style style:name="co32" style:family="table-column">
      <style:table-column-properties fo:break-before="auto" style:column-width="2.796cm"/>
    </style:style>
    <style:style style:name="co33" style:family="table-column">
      <style:table-column-properties fo:break-before="auto" style:column-width="4.616cm"/>
    </style:style>
    <style:style style:name="co34" style:family="table-column">
      <style:table-column-properties fo:break-before="auto" style:column-width="2.704cm"/>
    </style:style>
    <style:style style:name="co35" style:family="table-column">
      <style:table-column-properties fo:break-before="auto" style:column-width="7.32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4.244cm"/>
    </style:style>
    <style:style style:name="co38" style:family="table-column">
      <style:table-column-properties fo:break-before="auto" style:column-width="1.452cm"/>
    </style:style>
    <style:style style:name="co39" style:family="table-column">
      <style:table-column-properties fo:break-before="auto" style:column-width="1.295cm"/>
    </style:style>
    <style:style style:name="co40" style:family="table-column">
      <style:table-column-properties fo:break-before="auto" style:column-width="1.348cm"/>
    </style:style>
    <style:style style:name="co41" style:family="table-column">
      <style:table-column-properties fo:break-before="auto" style:column-width="2.574cm"/>
    </style:style>
    <style:style style:name="co42" style:family="table-column">
      <style:table-column-properties fo:break-before="auto" style:column-width="1.321cm"/>
    </style:style>
    <style:style style:name="co43" style:family="table-column">
      <style:table-column-properties fo:break-before="auto" style:column-width="4.299cm"/>
    </style:style>
    <style:style style:name="co44" style:family="table-column">
      <style:table-column-properties fo:break-before="auto" style:column-width="2.618cm"/>
    </style:style>
    <style:style style:name="co45" style:family="table-column">
      <style:table-column-properties fo:break-before="auto" style:column-width="1.812cm"/>
    </style:style>
    <style:style style:name="co46" style:family="table-column">
      <style:table-column-properties fo:break-before="auto" style:column-width="1.991cm"/>
    </style:style>
    <style:style style:name="co47" style:family="table-column">
      <style:table-column-properties fo:break-before="auto" style:column-width="1.319cm"/>
    </style:style>
    <style:style style:name="co48" style:family="table-column">
      <style:table-column-properties fo:break-before="auto" style:column-width="1.1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"/>
    <style:style style:name="ce46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338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4" table:number-columns-repeated="8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4" table:number-columns-repeated="2" table:default-cell-style-name="ce9"/>
        <table:table-column table:style-name="co4" table:default-cell-style-name="ce17"/>
        <table:table-column table:style-name="co4" table:number-columns-repeated="2" table:default-cell-style-name="ce9"/>
        <table:table-column table:style-name="co8" table:default-cell-style-name="ce9"/>
        <table:table-column table:style-name="co4" table:default-cell-style-name="ce9"/>
        <table:table-column table:style-name="co9" table:default-cell-style-name="ce9"/>
        <table:table-column table:style-name="co10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number-columns-repeated="2" table:default-cell-style-name="ce9"/>
        <table:table-column table:style-name="co11" table:default-cell-style-name="ce9"/>
        <table:table-column table:style-name="co4" table:number-columns-repeated="5" table:default-cell-style-name="ce9"/>
        <table:table-column table:style-name="co12" table:default-cell-style-name="ce9"/>
        <table:table-column table:style-name="co13" table:default-cell-style-name="ce9"/>
        <table:table-column table:style-name="co12" table:default-cell-style-name="ce9"/>
        <table:table-column table:style-name="co14" table:default-cell-style-name="ce9"/>
        <table:table-column table:style-name="co4" table:default-cell-style-name="ce17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8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style-name="ce1" office:value-type="string">
            <text:p>6.2.11</text:p>
          </table:table-cell>
          <table:table-cell table:style-name="ce1" office:value-type="string">
            <text:p>6.2.12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9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1 * S2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17" office:value-type="string">
            <text:p>1 * S3; 1 bug</text:p>
          </table:table-cell>
          <table:table-cell table:number-columns-repeated="5" table:style-name="ce17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2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0" office:value-type="string">
            <text:p>n/a</text:p>
          </table:table-cell>
          <table:table-cell table:number-columns-repeated="14"/>
          <table:table-cell table:style-name="ce17" office:value-type="string">
            <text:p>1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1 bug</text:p>
          </table:table-cell>
          <table:table-cell table:style-name="ce18" office:value-type="string">
            <text:p>1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3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18" office:value-type="string">
            <text:p>1 * Ass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18" office:value-type="string">
            <text:p>3 * S3; 8 * S4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18" office:value-type="string">
            <text:p>3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6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0" office:value-type="string">
            <text:p>n/a</text:p>
          </table:table-cell>
          <table:table-cell table:number-columns-repeated="14"/>
          <table:table-cell table:style-name="ce17" office:value-type="string">
            <text:p>3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3 bug</text:p>
          </table:table-cell>
          <table:table-cell table:style-name="ce18" office:value-type="string">
            <text:p>9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20" office:value-type="string">
            <text:p>1 bug</text:p>
          </table:table-cell>
          <table:table-cell table:style-name="ce18" office:value-type="string">
            <text:p>7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11"/>
          <table:table-cell table:style-name="ce19" office:value-type="float" office:value="14">
            <text:p>14</text:p>
          </table:table-cell>
          <table:table-cell table:style-name="ce11" table:number-columns-repeated="17"/>
          <table:table-cell table:style-name="ce19" office:value-type="float" office:value="20">
            <text:p>20</text:p>
          </table:table-cell>
          <table:table-cell table:style-name="ce11" table:number-columns-repeated="16"/>
          <table:table-cell table:style-name="ce19" office:value-type="float" office:value="8">
            <text:p>8</text:p>
          </table:table-cell>
          <table:table-cell table:style-name="ce11" table:number-columns-repeated="8"/>
          <table:table-cell table:style-name="ce19" office:value-type="float" office:value="8">
            <text:p>8</text:p>
          </table:table-cell>
          <table:table-cell table:style-name="ce11" table:number-columns-repeated="14"/>
        </table:table-row>
        <table:table-row table:style-name="ro1">
          <table:table-cell office:value-type="string">
            <text:p>TOT failures (bugs)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10" table:style-name="ce11" office:value-type="float" office:value="2">
            <text:p>2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10"/>
          <table:table-cell table:number-columns-repeated="2" table:style-name="ce11" office:value-type="float" office:value="2">
            <text:p>2</text:p>
          </table:table-cell>
          <table:table-cell table:style-name="ce11" table:number-columns-repeated="12"/>
          <table:table-cell table:style-name="ce11" office:value-type="float" office:value="2">
            <text:p>2</text:p>
          </table:table-cell>
          <table:table-cell table:style-name="ce11" table:number-columns-repeated="16"/>
        </table:table-row>
        <table:table-row table:style-name="ro1">
          <table:table-cell office:value-type="string">
            <text:p>TOT assertions</text:p>
          </table:table-cell>
          <table:table-cell table:style-name="ce11" table:number-columns-repeated="18"/>
          <table:table-cell table:style-name="ce11" office:value-type="float" office:value="1">
            <text:p>1</text:p>
          </table:table-cell>
          <table:table-cell table:style-name="ce11" table:number-columns-repeated="26"/>
          <table:table-cell table:style-name="ce11" office:value-type="float" office:value="2">
            <text:p>2</text:p>
          </table:table-cell>
          <table:table-cell table:style-name="ce11" table:number-columns-repeated="14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31:.AV31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32:.AV32])" office:value-type="float" office:value="32">
            <text:p>32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3">
            <text:p>2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">
            <text:p>1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6">
            <text:p>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16">
            <text:p>1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33:.AV33])" office:value-type="float" office:value="3">
            <text:p>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40:.B45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table:style-name="ce7" office:value-type="string">
            <text:p>Total Tests</text:p>
          </table:table-cell>
          <table:table-cell table:style-name="ce11" office:value-type="float" office:value="2296">
            <text:p>229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Broken Tests</text:p>
          </table:table-cell>
          <table:table-cell table:style-name="ce16" table:formula="of:=COUNTA([.C2:.C29])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%</text:p>
          </table:table-cell>
          <table:table-cell table:style-name="Default" table:number-columns-repeated="47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6" table:default-cell-style-name="ce21"/>
        <table:table-column table:style-name="co17" table:default-cell-style-name="ce23"/>
        <table:table-column table:style-name="co18" table:default-cell-style-name="ce21"/>
        <table:table-column table:style-name="co19" table:number-columns-repeated="8" table:default-cell-style-name="ce9"/>
        <table:table-column table:style-name="co20" table:default-cell-style-name="ce9"/>
        <table:table-column table:style-name="co21" table:number-columns-repeated="5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8" office:value-type="string">
            <text:p>1.11.0</text:p>
          </table:table-cell>
          <table:table-cell table:style-name="ce1"/>
          <table:table-cell table:style-name="ce8" office:value-type="string">
            <text:p>1.11.2</text:p>
          </table:table-cell>
          <table:table-cell table:style-name="ce8" office:value-type="string">
            <text:p>1.11.3</text:p>
          </table:table-cell>
          <table:table-cell table:style-name="ce8" office:value-type="string">
            <text:p>1.11.4</text:p>
          </table:table-cell>
          <table:table-cell table:style-name="ce8" office:value-type="string">
            <text:p>1.11.5</text:p>
          </table:table-cell>
          <table:table-cell table:style-name="ce8" office:value-type="string">
            <text:p>1.11.6</text:p>
          </table:table-cell>
          <table:table-cell table:style-name="ce8" office:value-type="string">
            <text:p>1.11.7</text:p>
          </table:table-cell>
          <table:table-cell table:style-name="ce8" office:value-type="string">
            <text:p>1.11.8</text:p>
          </table:table-cell>
          <table:table-cell table:style-name="ce8" office:value-type="string">
            <text:p>1.11.9</text:p>
          </table:table-cell>
          <table:table-cell table:style-name="ce8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7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8"/>
          <table:table-cell table:style-name="ce23" office:value-type="string">
            <text:p>bug</text:p>
          </table:table-cell>
          <table:table-cell table:number-columns-repeated="48"/>
        </table:table-row>
        <table:table-row table:style-name="ro1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office:value-type="string">
            <text:p>3 ok button</text:p>
          </table:table-cell>
          <table:table-cell table:number-columns-repeated="3"/>
          <table:table-cell table:style-name="ce23" office:value-type="string">
            <text:p>9 * S1</text:p>
          </table:table-cell>
          <table:table-cell table:number-columns-repeated="3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8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8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* S4</text:p>
          </table:table-cell>
          <table:table-cell table:number-columns-repeated="57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EnrolMultipleUsersTest</text:p>
          </table:table-cell>
          <table:table-cell office:value-type="string">
            <text:p>16 * S1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* S1</text:p>
          </table:table-cell>
          <table:table-cell table:number-columns-repeated="8"/>
          <table:table-cell table:style-name="ce23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4 * S1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4 * S1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2 * S1; 1 * Ass</text:p>
          </table:table-cell>
          <table:table-cell table:number-columns-repeated="57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2 * S1; 1 * Ass</text:p>
          </table:table-cell>
          <table:table-cell table:number-columns-repeated="57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6 * S1; 1 * Ass</text:p>
          </table:table-cell>
          <table:table-cell table:number-columns-repeated="57"/>
        </table:table-row>
        <table:table-row table:style-name="ro1">
          <table:table-cell table:style-name="ce22" office:value-type="string">
            <text:p>AddPasswordCourseTest</text:p>
          </table:table-cell>
          <table:table-cell office:value-type="string">
            <text:p>4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EnrolPasswordCourseWrongPasswordUserTest</text:p>
          </table:table-cell>
          <table:table-cell office:value-type="string">
            <text:p>7 * S1; 1 * Ass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AllowedCourseTest</text:p>
          </table:table-cell>
          <table:table-cell office:value-type="string">
            <text:p>1 * S1</text:p>
          </table:table-cell>
          <table:table-cell table:style-name="ce26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AndRemovePasswordCourseTest</text:p>
          </table:table-cell>
          <table:table-cell office:value-type="string">
            <text:p>2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AndRemoveDeniedCourseTest</text:p>
          </table:table-cell>
          <table:table-cell office:value-type="string">
            <text:p>2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CourseExerciseQuestionsTest</text:p>
          </table:table-cell>
          <table:table-cell office:value-type="string">
            <text:p>6 * S1</text:p>
          </table:table-cell>
          <table:table-cell table:style-name="ce25" office:value-type="string">
            <text:p>Removed 1 refresh also</text:p>
          </table:table-cell>
          <table:table-cell table:number-columns-repeated="7"/>
          <table:table-cell table:style-name="ce23" office:value-type="string">
            <text:p>n/a</text:p>
          </table:table-cell>
          <table:table-cell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CourseEventTest</text:p>
          </table:table-cell>
          <table:table-cell office:value-type="string">
            <text:p>2 * S1</text:p>
          </table:table-cell>
          <table:table-cell table:style-name="Default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12"/>
          <table:table-cell table:style-name="ce30"/>
          <table:table-cell table:style-name="ce28" table:number-columns-repeated="9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CourseExerciseTest</text:p>
          </table:table-cell>
          <table:table-cell office:value-type="string">
            <text:p>3 * S1</text:p>
          </table:table-cell>
          <table:table-cell table:style-name="ce25"/>
          <table:table-cell table:number-columns-repeated="7"/>
          <table:table-cell table:style-name="ce23" office:value-type="string">
            <text:p>n/a</text:p>
          </table:table-cell>
          <table:table-cell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EnrolUserTest</text:p>
          </table:table-cell>
          <table:table-cell office:value-type="string">
            <text:p>3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UserTest</text:p>
          </table:table-cell>
          <table:table-cell office:value-type="string">
            <text:p>3 * S1</text:p>
          </table:table-cell>
          <table:table-cell table:style-name="ce25"/>
          <table:table-cell table:number-columns-repeated="9"/>
          <table:table-cell table:style-name="ce28" table:number-columns-repeated="10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RemoveCourseTest</text:p>
          </table:table-cell>
          <table:table-cell office:value-type="string">
            <text:p>2 * S1</text:p>
          </table:table-cell>
          <table:table-cell table:style-name="ce25"/>
          <table:table-cell table:number-columns-repeated="9"/>
          <table:table-cell table:style-name="ce29" table:number-columns-repeated="4"/>
          <table:table-cell table:style-name="ce28"/>
          <table:table-cell table:style-name="ce30" table:number-columns-repeated="2"/>
          <table:table-cell table:style-name="ce28" table:number-columns-repeated="3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4" office:value-type="float" office:value="156">
            <text:p>156</text:p>
          </table:table-cell>
          <table:table-cell table:style-name="ce27" office:value-type="string">
            <text:p>46 login button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9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43];[.D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62">
            <text:p>162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];[.D45:.L45])" office:value-type="float" office:value="4">
            <text:p>4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28" table:default-cell-style-name="ce21"/>
        <table:table-column table:style-name="co29" table:default-cell-style-name="ce9"/>
        <table:table-column table:style-name="co8" table:default-cell-style-name="ce23"/>
        <table:table-column table:style-name="co8" table:number-columns-repeated="4" table:default-cell-style-name="ce9"/>
        <table:table-column table:style-name="co30" table:default-cell-style-name="ce23"/>
        <table:table-column table:style-name="co31" table:default-cell-style-name="ce9"/>
        <table:table-column table:style-name="co4" table:default-cell-style-name="ce9"/>
        <table:table-column table:style-name="co32" table:default-cell-style-name="ce23"/>
        <table:table-column table:style-name="co8" table:default-cell-style-name="ce9"/>
        <table:table-column table:style-name="co4" table:default-cell-style-name="ce9"/>
        <table:table-column table:style-name="co7" table:default-cell-style-name="ce9"/>
        <table:table-column table:style-name="co21" table:number-columns-repeated="2" table:default-cell-style-name="ce1"/>
        <table:table-column table:style-name="co33" table:default-cell-style-name="Default"/>
        <table:table-column table:style-name="co34" table:default-cell-style-name="Default"/>
        <table:table-column table:style-name="co15" table:number-columns-repeated="2" table:default-cell-style-name="ce1"/>
        <table:table-column table:style-name="co21" table:number-columns-repeated="5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8" office:value-type="string">
            <text:p>0.7.0</text:p>
          </table:table-cell>
          <table:table-cell table:style-name="ce8" office:value-type="string">
            <text:p>0.7.5</text:p>
          </table:table-cell>
          <table:table-cell table:style-name="ce8" office:value-type="string">
            <text:p>0.7.6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1.1</text:p>
          </table:table-cell>
          <table:table-cell table:style-name="ce8" office:value-type="string">
            <text:p>1.2</text:p>
          </table:table-cell>
          <table:table-cell table:style-name="ce8" office:value-type="string">
            <text:p>2.0</text:p>
          </table:table-cell>
          <table:table-cell table:style-name="ce8" office:value-type="string">
            <text:p>2.1</text:p>
          </table:table-cell>
          <table:table-cell table:style-name="ce8" office:value-type="string">
            <text:p>2.1.1</text:p>
          </table:table-cell>
          <table:table-cell table:style-name="ce8" office:value-type="string">
            <text:p>3.0.0</text:p>
          </table:table-cell>
          <table:table-cell table:style-name="ce8" office:value-type="string">
            <text:p>3.0.1</text:p>
          </table:table-cell>
          <table:table-cell table:style-name="ce8" office:value-type="string">
            <text:p>3.0.2</text:p>
          </table:table-cell>
          <table:table-cell table:style-name="ce8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]</text:p>
          </table:table-cell>
          <table:table-cell/>
          <table:table-cell office:value-type="string">
            <text:p>1 * S1</text:p>
          </table:table-cell>
          <table:table-cell table:number-columns-repeated="2"/>
          <table:table-cell table:style-name="ce23" office:value-type="string">
            <text:p>1 * S1</text:p>
          </table:table-cell>
          <table:table-cell/>
          <table:table-cell office:value-type="string">
            <text:p>1 * S1; 2 * S3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263cm" svg:y="0.385cm" draw:caption-point-x="-6.918cm" draw:caption-point-y="0.048cm">
              <dc:date>2018-02-09T00:00:00</dc:date>
              <text:p text:style-name="P1"><text:span text:style-name="T1">Element needs to be added</text:span></text:p>
            </office:annotation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23" office:value-type="string">
            <text:p>1 * S1</text:p>
          </table:table-cell>
          <table:table-cell table:style-name="ce9"/>
          <table:table-cell/>
          <table:table-cell table:number-columns-repeated="2" table:style-name="ce23" office:value-type="string">
            <text:p>1 * S1</text:p>
          </table:table-cell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46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style-name="ce23" office:value-type="string">
            <text:p>1 * Ass</text:p>
          </table:table-cell>
          <table:table-cell/>
          <table:table-cell table:style-name="ce9"/>
          <table:table-cell table:number-columns-repeated="46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6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23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2"/>
          <table:table-cell office:value-type="string">
            <text:p>8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23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4; 1 * S5;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23" office:value-type="string">
            <text:p>1 * S1</text:p>
          </table:table-cell>
          <table:table-cell office:value-type="string">
            <text:p>4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bug</text:p>
          </table:table-cell>
          <table:table-cell/>
          <table:table-cell table:style-name="ce23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23" office:value-type="string">
            <text:p>1 * S4</text:p>
          </table:table-cell>
          <table:table-cell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2" draw:text-style-name="P2" svg:width="2.899cm" svg:height="1.386cm" svg:x="33.115cm" svg:y="3.862cm" draw:caption-point-x="-6.77cm" draw:caption-point-y="1.653cm">
              <dc:date>2018-02-12T00:00:00</dc:date>
              <text:p text:style-name="P1"><text:span text:style-name="T1">Added three lines to manage the waits</text:span></text:p>
            </office:annotation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23" office:value-type="string">
            <text:p>1 * S1</text:p>
          </table:table-cell>
          <table:table-cell table:style-name="ce9"/>
          <table:table-cell table:number-columns-repeated="2"/>
          <table:table-cell table:style-name="ce9"/>
          <table:table-cell table:style-name="ce23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3" draw:text-style-name="P2" svg:width="3.64cm" svg:height="2.607cm" svg:x="32.052cm" svg:y="5.75cm" draw:caption-point-x="-11.205cm" draw:caption-point-y="0.612cm">
              <dc:date>2018-02-24T00:00:00</dc:date>
              <text:p text:style-name="P1"><text:span text:style-name="T1">Complex case: a refresh is needed to retrieve the element.</text:span></text:p>
              <text:p text:style-name="P1"><text:span text:style-name="T1"/></text:p>
              <text:p text:style-name="P1"><text:span text:style-name="T1">Repair requires to add one line of code</text:span></text:p>
            </office:annotation>
            <text:p>1 * S2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3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listTest</text:p>
          </table:table-cell>
          <table:table-cell/>
          <table:table-cell table:style-name="ce9"/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4" draw:text-style-name="P2" svg:width="2.899cm" svg:height="2.571cm" svg:x="32.431cm" svg:y="11.592cm" draw:caption-point-x="-11.584cm" draw:caption-point-y="-3.112cm">
              <dc:date>2018-02-09T00:00:00</dc:date>
              <text:p text:style-name="P1"><text:span text:style-name="T1">Duplicate elements cause Silent breakage at line 36 and other issues with duplicates</text:span></text:p>
            </office:annotation>
            <text:p>3 * S1</text:p>
          </table:table-cell>
          <table:table-cell table:number-columns-repeated="2"/>
          <table:table-cell office:value-type="string">
            <text:p>18 * S1</text:p>
          </table:table-cell>
          <table:table-cell table:style-name="ce23" office:value-type="string">
            <text:p>6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2"/>
          <table:table-cell office:value-type="string">
            <text:p>3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9"/>
          <table:table-cell table:number-columns-repeated="4"/>
          <table:table-cell office:value-type="string">
            <text:p>2 * S1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1" draw:text-style-name="P2" svg:width="2.899cm" svg:height="0.991cm" svg:x="33.204cm" svg:y="8.726cm" draw:caption-point-x="-6.859cm" draw:caption-point-y="1.024cm">
              <dc:date>2018-02-12T00:00:00</dc:date>
              <text:p text:style-name="P1"><text:span text:style-name="T1">Also added a sleep</text:span></text:p>
            </office:annotation>
            <text:p>4 * S1</text:p>
          </table:table-cell>
          <table:table-cell table:style-name="ce23" office:value-type="string">
            <text:p>4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3" office:value-type="string">
            <office:annotation office:display="true" draw:style-name="gr1" draw:text-style-name="P2" svg:width="2.899cm" svg:height="0.991cm" svg:x="33.038cm" svg:y="10.064cm" draw:caption-point-x="-5.352cm" draw:caption-point-y="0.533cm">
              <dc:date>2018-02-12T00:00:00</dc:date>
              <text:p text:style-name="P1"><text:span text:style-name="T1">Added a refresh also</text:span></text:p>
            </office:annotation>
            <text:p>1 * S2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9" office:value-type="string">
            <text:p><text:s/></text:p>
          </table:table-cell>
          <table:table-cell table:number-columns-repeated="2"/>
          <table:table-cell office:value-type="string">
            <text:p>4 * S1</text:p>
          </table:table-cell>
          <table:table-cell table:style-name="ce23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23" office:value-type="string">
            <text:p>1 * Ass</text:p>
          </table:table-cell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table:style-name="ce22" office:value-type="string">
            <text:p>AddUserEmptyValues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AddAndRemoveLateMilestoneTest</text:p>
          </table:table-cell>
          <table:table-cell table:style-name="ce23" office:value-type="string">
            <text:p>2 * S1; 1 * S5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23" office:value-type="string">
            <text:p>1 * S1</text:p>
          </table:table-cell>
          <table:table-cell office:value-type="string">
            <text:p>3 * S4</text:p>
          </table:table-cell>
          <table:table-cell table:number-columns-repeated="2"/>
          <table:table-cell office:value-type="string">
            <text:p>6 * S1; 1 * S3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AddMultipleProjects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2" draw:text-style-name="P2" svg:width="2.899cm" svg:height="1.386cm" svg:x="32.627cm" svg:y="16.008cm" draw:caption-point-x="-11.78cm" draw:caption-point-y="-2.87cm">
              <dc:date>2018-02-09T00:00:00</dc:date>
              <text:p text:style-name="P1"><text:span text:style-name="T1">Broken workflow, added 4 statements</text:span></text:p>
            </office:annotation>
            <text:p>4 * S2</text:p>
          </table:table-cell>
          <table:table-cell table:number-columns-repeated="2"/>
          <table:table-cell office:value-type="string">
            <text:p>3 * Ass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; 3 * Ass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office:value-type="string">
            <text:p>EditProjectTest</text:p>
          </table:table-cell>
          <table:table-cell/>
          <table:table-cell office:value-type="string">
            <text:p>3 * S1</text:p>
          </table:table-cell>
          <table:table-cell/>
          <table:table-cell table:style-name="ce23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2.946cm" svg:y="14.615cm" draw:caption-point-x="-6.601cm" draw:caption-point-y="-0.63cm">
              <dc:date>2018-02-12T00:00:00</dc:date>
              <text:p text:style-name="P1"><text:span text:style-name="T1">Added three sleeps</text:span></text:p>
            </office:annotation>
            <text:p>3 * S1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23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3" office:value-type="string">
            <text:p>bug</text:p>
          </table:table-cell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23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3" office:value-type="string">
            <text:p>bug</text:p>
          </table:table-cell>
          <table:table-cell table:style-name="ce28" table:number-columns-repeated="6"/>
          <table:table-cell table:style-name="ce29"/>
          <table:table-cell table:style-name="ce28" table:number-columns-repeated="12"/>
          <table:table-cell table:style-name="ce30"/>
          <table:table-cell table:style-name="ce28" table:number-columns-repeated="9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MilestoneTest</text:p>
          </table:table-cell>
          <table:table-cell/>
          <table:table-cell table:style-name="ce9"/>
          <table:table-cell table:number-columns-repeated="4" table:style-name="ce23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3" office:value-type="string">
            <text:p>bug</text:p>
          </table:table-cell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Role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2"/>
          <table:table-cell table:style-name="ce29"/>
          <table:table-cell table:number-columns-repeated="13"/>
        </table:table-row>
        <table:table-row table:style-name="ro1">
          <table:table-cell table:style-name="ce22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8" table:number-columns-repeated="6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2" office:value-type="string">
            <text:p>Remove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9"/>
          <table:table-cell table:style-name="ce28"/>
          <table:table-cell table:style-name="ce30"/>
          <table:table-cell table:style-name="ce28" table:number-columns-repeated="3"/>
          <table:table-cell table:style-name="ce29"/>
          <table:table-cell table:style-name="ce28" table:number-columns-repeated="21"/>
          <table:table-cell table:style-name="ce29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7">
            <text:p>67</text:p>
          </table:table-cell>
          <table:table-cell table:number-columns-repeated="2" table:style-name="ce24" office:value-type="float" office:value="4">
            <text:p>4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21">
            <text:p>2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43:.N43])" office:value-type="float" office:value="218">
            <text:p>21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44:.N44])" office:value-type="float" office:value="22">
            <text:p>2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89">
            <text:p>18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1">
            <text:p>1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7">
            <text:p>7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8">
            <text:p>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:.N45])" office:value-type="float" office:value="10">
            <text:p>1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218">
            <text:p>21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PPMA" table:style-name="ta1" table:print="false">
        <office:forms form:automatic-focus="false" form:apply-design-mode="false"/>
        <table:table-column table:style-name="co35" table:default-cell-style-name="ce21"/>
        <table:table-column table:style-name="co36" table:default-cell-style-name="ce23"/>
        <table:table-column table:style-name="co37" table:default-cell-style-name="ce23"/>
        <table:table-column table:style-name="co38" table:default-cell-style-name="ce9"/>
        <table:table-column table:style-name="co39" table:default-cell-style-name="ce23"/>
        <table:table-column table:style-name="co39" table:default-cell-style-name="ce9"/>
        <table:table-column table:style-name="co39" table:default-cell-style-name="ce23"/>
        <table:table-column table:style-name="co36" table:default-cell-style-name="ce9"/>
        <table:table-column table:style-name="co40" table:default-cell-style-name="ce9"/>
        <table:table-column table:style-name="co41" table:default-cell-style-name="ce23"/>
        <table:table-column table:style-name="co36" table:default-cell-style-name="ce23"/>
        <table:table-column table:style-name="co42" table:default-cell-style-name="ce23"/>
        <table:table-column table:style-name="co36" table:default-cell-style-name="ce9"/>
        <table:table-column table:style-name="co42" table:default-cell-style-name="ce9"/>
        <table:table-column table:style-name="co42" table:default-cell-style-name="ce23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0.2</text:p>
          </table:table-cell>
          <table:table-cell table:style-name="ce8" office:value-type="string">
            <text:p>0.3.0</text:p>
          </table:table-cell>
          <table:table-cell table:style-name="ce8" office:value-type="string">
            <text:p>0.3.1</text:p>
          </table:table-cell>
          <table:table-cell table:style-name="ce8" office:value-type="string">
            <text:p>0.3.5.1</text:p>
          </table:table-cell>
          <table:table-cell table:style-name="ce8" office:value-type="string">
            <text:p>0.3.6</text:p>
          </table:table-cell>
          <table:table-cell table:style-name="ce8" office:value-type="string">
            <text:p>0.3.7</text:p>
          </table:table-cell>
          <table:table-cell table:style-name="ce8" office:value-type="string">
            <text:p>0.3.8</text:p>
          </table:table-cell>
          <table:table-cell table:style-name="ce8" office:value-type="string">
            <text:p>0.3.9</text:p>
          </table:table-cell>
          <table:table-cell table:style-name="ce8" office:value-type="string">
            <text:p>0.3.10</text:p>
          </table:table-cell>
          <table:table-cell table:style-name="ce8" office:value-type="string">
            <text:p>0.4.0</text:p>
          </table:table-cell>
          <table:table-cell table:style-name="ce8" office:value-type="string">
            <text:p>0.4.1</text:p>
          </table:table-cell>
          <table:table-cell table:style-name="ce8" office:value-type="string">
            <text:p>0.4.2</text:p>
          </table:table-cell>
          <table:table-cell table:style-name="ce8" office:value-type="string">
            <text:p>0.5.1</text:p>
          </table:table-cell>
          <table:table-cell table:style-name="ce8" office:value-type="string">
            <text:p>0.5.2</text:p>
          </table:table-cell>
          <table:table-cell table:style-name="ce8" office:value-type="string">
            <text:p>0.6.0</text:p>
          </table:table-cell>
          <table:table-cell table:style-name="ce8"/>
          <table:table-cell table:number-columns-repeated="42"/>
        </table:table-row>
        <table:table-row table:style-name="ro1">
          <table:table-cell office:value-type="string">
            <text:p>AddEntry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5" draw:text-style-name="P2" svg:width="6.876cm" svg:height="4.151cm" svg:x="29.539cm" svg:y="0.536cm" draw:caption-point-x="-16.888cm" draw:caption-point-y="-0.103cm">
              <dc:date>2018-02-15T00:00:00</dc:date>
              <text:p text:style-name="P1"><text:span text:style-name="T1">Particular combination of S2 + S1: The element gets moved AND its locator needs to be changed as well. Note: the repair actually does not need to fix S2 (the workflow). By fixing S1 the test works.</text:span></text:p>
              <text:p text:style-name="P1"><text:span text:style-name="T1"/></text:p>
              <text:p text:style-name="P1"><text:span text:style-name="T1">The same scenario occurs for the Logout button (multiple tests)</text:span></text:p>
            </office:annotation>
            <text:p>15 * S1; 1 * S2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ser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rl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Tags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2 * S2</text:p>
          </table:table-cell>
          <table:table-cell table:number-columns-repeated="43"/>
        </table:table-row>
        <table:table-row table:style-name="ro1">
          <table:table-cell office:value-type="string">
            <text:p>SearchEntryByComment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EntryByTagList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Entry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Tag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office:value-type="string">
            <text:p>1 bug</text:p>
          </table:table-cell>
          <table:table-cell/>
          <table:table-cell office:value-type="string">
            <text:p>1 bug</text:p>
          </table:table-cell>
          <table:table-cell table:number-columns-repeated="2"/>
          <table:table-cell office:value-type="string">
            <text:p>4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3"/>
        </table:table-row>
        <table:table-row table:style-name="ro1">
          <table:table-cell office:value-type="string">
            <text:p>RemoveTags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CheckEntryTagsRemoved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office:value-type="string">
            <text:p>n/a</text:p>
          </table:table-cell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Entry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EntryNegative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office:value-type="string">
            <text:p>n/a</text:p>
          </table:table-cell>
          <table:table-cell office:value-type="string">
            <text:p>4 * S2</text:p>
          </table:table-cell>
          <table:table-cell/>
          <table:table-cell table:style-name="ce23" office:value-type="string">
            <text:p>4 * S3</text:p>
          </table:table-cell>
          <table:table-cell office:value-type="string">
            <office:annotation office:display="true" draw:style-name="gr2" draw:text-style-name="P2" svg:width="2.899cm" svg:height="1.386cm" svg:x="30.426cm" svg:y="5.376cm" draw:caption-point-x="-1.204cm" draw:caption-point-y="0.139cm">
              <dc:date>2018-02-15T00:00:00</dc:date>
              <text:p text:style-name="P1"><text:span text:style-name="T1">Pattern: added, removed, added again</text:span></text:p>
            </office:annotation>
            <text:p>4 * S2</text:p>
          </table:table-cell>
          <table:table-cell table:number-columns-repeated="43"/>
        </table:table-row>
        <table:table-row table:style-name="ro1">
          <table:table-cell office:value-type="string">
            <text:p>SearchTagNegative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dd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Tag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ssignTagToEntryTest</text:p>
          </table:table-cell>
          <table:table-cell office:value-type="string">
            <text:p>n/a</text:p>
          </table:table-cell>
          <table:table-cell office:value-type="string">
            <text:p>22 * S1; 3 * S2; 1 * Ass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5 * S1; 3 * S2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43"/>
        </table:table-row>
        <table:table-row table:style-name="ro1">
          <table:table-cell office:value-type="string">
            <text:p>AddMultipleEntriesTest</text:p>
          </table:table-cell>
          <table:table-cell office:value-type="string">
            <text:p>n/a</text:p>
          </table:table-cell>
          <table:table-cell office:value-type="string">
            <text:p>44 * S1; 3 * S2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MultipleEntriesTest</text:p>
          </table:table-cell>
          <table:table-cell office:value-type="string">
            <text:p>n/a</text:p>
          </table:table-cell>
          <table:table-cell office:value-type="string">
            <text:p>12 * S1; 4 * Ass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office:value-type="string">
            <text:p>CheckUsedTagsTest</text:p>
          </table:table-cell>
          <table:table-cell office:value-type="string">
            <text:p>n/a</text:p>
          </table:table-cell>
          <table:table-cell office:value-type="string">
            <text:p>12 * S1</text:p>
          </table:table-cell>
          <table:table-cell/>
          <table:table-cell office:value-type="string">
            <text:p>1 bug</text:p>
          </table:table-cell>
          <table:table-cell table:style-name="ce23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1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43"/>
        </table:table-row>
        <table:table-row table:style-name="ro1">
          <table:table-cell office:value-type="string">
            <text:p>SearchAndRemoveMultipleTags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6" draw:text-style-name="P2" svg:width="6.181cm" svg:height="1.538cm" svg:x="29.775cm" svg:y="8.317cm" draw:caption-point-x="-17.124cm" draw:caption-point-y="1.01cm">
              <dc:date>2018-02-15T00:00:00</dc:date>
              <text:p text:style-name="P1"><text:span text:style-name="T1">Removed three assertions and sleep commands that were not supported by WD</text:span></text:p>
            </office:annotation>
            <text:p>4 * S1</text:p>
          </table:table-cell>
          <table:table-cell/>
          <table:table-cell office:value-type="string">
            <text:p>n/a</text:p>
          </table:table-cell>
          <table:table-cell table:style-name="ce23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MultipleEntrie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1"/>
          <table:table-cell table:style-name="ce24" office:value-type="float" office:value="189">
            <text:p>189</text:p>
          </table:table-cell>
          <table:table-cell table:style-name="ce11" table:number-columns-repeated="6"/>
          <table:table-cell table:style-name="ce24" office:value-type="float" office:value="82">
            <text:p>82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1">
            <text:p>21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/>
          <table:table-cell table:style-name="ce3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11">
            <text:p>11</text:p>
          </table:table-cell>
          <table:table-cell table:style-name="ce11" table:number-columns-repeated="4"/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55"/>
        </table:table-row>
        <table:table-row table:style-name="ro1" table:number-rows-repeated="2">
          <table:table-cell table:style-name="Default" table:number-columns-repeated="45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2" table:formula="of:=SUM([.B26:.O26])" office:value-type="float" office:value="300">
            <text:p>300</text:p>
          </table:table-cell>
          <table:table-cell table:style-name="Default" table:number-columns-repeated="43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2" table:formula="of:=SUM([.B27:.O27])" office:value-type="float" office:value="39">
            <text:p>39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75">
            <text:p>275</text:p>
          </table:table-cell>
          <table:table-cell table:style-name="ce11" office:value-type="float" office:value="184">
            <text:p>184</text:p>
          </table:table-cell>
          <table:table-cell table:style-name="ce11" table:number-columns-repeated="6"/>
          <table:table-cell table:style-name="ce11" office:value-type="float" office:value="79">
            <text:p>79</text:p>
          </table:table-cell>
          <table:table-cell table:style-name="ce11" table:number-columns-repeated="4"/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21">
            <text:p>21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6">
            <text:p>6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table:formula="of:=SUM([.C37:.O37])" office:value-type="float" office:value="4">
            <text:p>4</text:p>
          </table:table-cell>
          <table:table-cell table:style-name="ce11" table:number-columns-repeated="11"/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table:formula="of:=SUM([.C38:.O38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table:formula="of:=SUM([.C39:.O39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table:formula="of:=SUM([.C40:.O40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28:.O28])" office:value-type="float" office:value="5">
            <text:p>5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35:.B40])" office:value-type="float" office:value="300">
            <text:p>30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PPMA has many delays/timing/refresh issues</text:p>
          </table:table-cell>
          <table:table-cell table:style-name="Default" table:number-columns-repeated="44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33" table:default-cell-style-name="ce40"/>
        <table:table-column table:style-name="co43" table:default-cell-style-name="Default"/>
        <table:table-column table:style-name="co44" table:default-cell-style-name="ce44"/>
        <table:table-column table:style-name="co45" table:default-cell-style-name="ce44"/>
        <table:table-column table:style-name="co46" table:default-cell-style-name="ce44"/>
        <table:table-column table:style-name="co47" table:default-cell-style-name="ce44"/>
        <table:table-column table:style-name="co48" table:default-cell-style-name="ce44"/>
        <table:table-column table:style-name="co15" table:default-cell-style-name="ce50"/>
        <table:table-row table:style-name="ro3">
          <table:table-cell table:style-name="ce3" office:value-type="string">
            <text:p>Type of Breakage</text:p>
          </table:table-cell>
          <table:table-cell table:style-name="ce42" office:value-type="string">
            <text:p>Position of Breakage</text:p>
          </table:table-cell>
          <table:table-cell table:style-name="ce43" office:value-type="string">
            <text:p>AddressBook</text:p>
          </table:table-cell>
          <table:table-cell table:style-name="ce46" office:value-type="string">
            <text:p>Claroline</text:p>
          </table:table-cell>
          <table:table-cell table:style-name="ce47" office:value-type="string">
            <text:p>Collabtive</text:p>
          </table:table-cell>
          <table:table-cell table:style-name="ce48" office:value-type="string">
            <text:p>PPMA</text:p>
          </table:table-cell>
          <table:table-cell table:style-name="ce49" office:value-type="string">
            <text:p>Total</text:p>
          </table:table-cell>
          <table:table-cell table:style-name="ce13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table:style-name="ce4" office:value-type="string">
            <text:p>direct</text:p>
          </table:table-cell>
          <table:table-cell table:formula="of:=[AddressBook.B40]" office:value-type="float" office:value="23">
            <text:p>23</text:p>
          </table:table-cell>
          <table:table-cell table:formula="of:=[Claroline.B52]" office:value-type="float" office:value="162">
            <text:p>162</text:p>
          </table:table-cell>
          <table:table-cell table:formula="of:=[Collabtive.B52]" office:value-type="float" office:value="189">
            <text:p>189</text:p>
          </table:table-cell>
          <table:table-cell table:formula="of:=[PPMA.B35]" office:value-type="float" office:value="275">
            <text:p>275</text:p>
          </table:table-cell>
          <table:table-cell table:formula="of:=SUM([.C2:.F2])" office:value-type="float" office:value="649">
            <text:p>649</text:p>
          </table:table-cell>
          <table:table-cell table:formula="of:=[.G2]*100/[.$G$7]" office:value-type="float" office:value="88.5402455661664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table:style-name="ce4" office:value-type="string">
            <text:p>direct</text:p>
          </table:table-cell>
          <table:table-cell table:formula="of:=[AddressBook.B41]" office:value-type="float" office:value="1">
            <text:p>1</text:p>
          </table:table-cell>
          <table:table-cell table:formula="of:=[Claroline.B53]" office:value-type="float" office:value="0">
            <text:p>0</text:p>
          </table:table-cell>
          <table:table-cell table:formula="of:=[Collabtive.B53]" office:value-type="float" office:value="11">
            <text:p>11</text:p>
          </table:table-cell>
          <table:table-cell table:formula="of:=[PPMA.B36]" office:value-type="float" office:value="21">
            <text:p>21</text:p>
          </table:table-cell>
          <table:table-cell table:formula="of:=SUM([.C3:.F3])" office:value-type="float" office:value="33">
            <text:p>33</text:p>
          </table:table-cell>
          <table:table-cell table:formula="of:=[.G3]*100/[.$G$7]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table:style-name="ce4" office:value-type="string">
            <text:p>direct</text:p>
          </table:table-cell>
          <table:table-cell table:formula="of:=[AddressBook.B42]" office:value-type="float" office:value="6">
            <text:p>6</text:p>
          </table:table-cell>
          <table:table-cell table:formula="of:=[Claroline.B54]" office:value-type="float" office:value="0">
            <text:p>0</text:p>
          </table:table-cell>
          <table:table-cell table:formula="of:=[Collabtive.B54]" office:value-type="float" office:value="3">
            <text:p>3</text:p>
          </table:table-cell>
          <table:table-cell table:formula="of:=[PPMA.B37]" office:value-type="float" office:value="4">
            <text:p>4</text:p>
          </table:table-cell>
          <table:table-cell table:formula="of:=SUM([.C4:.F4])" office:value-type="float" office:value="13">
            <text:p>13</text:p>
          </table:table-cell>
          <table:table-cell table:formula="of:=[.G4]*100/[.$G$7]" office:value-type="float" office:value="1.77353342428377">
            <text:p>1.77</text:p>
          </table:table-cell>
        </table:table-row>
        <table:table-row table:style-name="ro1">
          <table:table-cell table:style-name="ce41" office:value-type="string">
            <text:p>Scenario 4 – Mis-Selection</text:p>
          </table:table-cell>
          <table:table-cell table:style-name="ce4" office:value-type="string">
            <text:p>direct</text:p>
          </table:table-cell>
          <table:table-cell table:formula="of:=[AddressBook.B43]" office:value-type="float" office:value="16">
            <text:p>16</text:p>
          </table:table-cell>
          <table:table-cell table:formula="of:=[Claroline.B55]" office:value-type="float" office:value="3">
            <text:p>3</text:p>
          </table:table-cell>
          <table:table-cell table:formula="of:=[Collabtive.B55]" office:value-type="float" office:value="7">
            <text:p>7</text:p>
          </table:table-cell>
          <table:table-cell table:formula="of:=[PPMA.B38]" office:value-type="float" office:value="0">
            <text:p>0</text:p>
          </table:table-cell>
          <table:table-cell table:formula="of:=SUM([.C5:.F5])" office:value-type="float" office:value="26">
            <text:p>26</text:p>
          </table:table-cell>
          <table:table-cell table:formula="of:=[.G5]*100/[.$G$7]" office:value-type="float" office:value="3.54706684856753">
            <text:p>3.55</text:p>
          </table:table-cell>
        </table:table-row>
        <table:table-row table:style-name="ro1">
          <table:table-cell office:value-type="string">
            <text:p>Scenario 5 – Mis-Selection</text:p>
          </table:table-cell>
          <table:table-cell table:style-name="ce27" office:value-type="string">
            <text:p>propagated</text:p>
          </table:table-cell>
          <table:table-cell table:formula="of:=[AddressBook.B44]" office:value-type="float" office:value="4">
            <text:p>4</text:p>
          </table:table-cell>
          <table:table-cell table:formula="of:=[Claroline.B56]" office:value-type="float" office:value="0">
            <text:p>0</text:p>
          </table:table-cell>
          <table:table-cell table:formula="of:=[Collabtive.B56]" office:value-type="float" office:value="8">
            <text:p>8</text:p>
          </table:table-cell>
          <table:table-cell table:formula="of:=[PPMA.B39]" office:value-type="float" office:value="0">
            <text:p>0</text:p>
          </table:table-cell>
          <table:table-cell table:formula="of:=SUM([.C6:.F6])" office:value-type="float" office:value="12">
            <text:p>12</text:p>
          </table:table-cell>
          <table:table-cell table:formula="of:=[.G6]*100/[.$G$7]" office:value-type="float" office:value="1.63710777626194">
            <text:p>1.64</text:p>
          </table:table-cell>
        </table:table-row>
        <table:table-row table:style-name="ro1">
          <table:table-cell/>
          <table:table-cell table:style-name="ce27"/>
          <table:table-cell table:formula="of:=SUM([.C2:.C6])" office:value-type="float" office:value="50">
            <text:p>50</text:p>
          </table:table-cell>
          <table:table-cell table:formula="of:=SUM([.D2:.D6])" office:value-type="float" office:value="165">
            <text:p>165</text:p>
          </table:table-cell>
          <table:table-cell table:formula="of:=SUM([.E2:.E6])" office:value-type="float" office:value="218">
            <text:p>218</text:p>
          </table:table-cell>
          <table:table-cell table:formula="of:=SUM([.F2:.F6])" office:value-type="float" office:value="300">
            <text:p>300</text:p>
          </table:table-cell>
          <table:table-cell table:formula="of:=SUM([.G2:.G6])" office:value-type="float" office:value="733">
            <text:p>733</text:p>
          </table:table-cell>
          <table:table-cell/>
        </table:table-row>
        <table:table-row table:style-name="ro1">
          <table:table-cell/>
          <table:table-cell table:style-name="ce27"/>
          <table:table-cell table:number-columns-repeated="6"/>
        </table:table-row>
        <table:table-row table:style-name="ro1">
          <table:table-cell office:value-type="string">
            <text:p>Assertion value</text:p>
          </table:table-cell>
          <table:table-cell table:style-name="ce27" office:value-type="string">
            <text:p>direct</text:p>
          </table:table-cell>
          <table:table-cell table:formula="of:=[AddressBook.B46]" office:value-type="float" office:value="3">
            <text:p>3</text:p>
          </table:table-cell>
          <table:table-cell table:formula="of:=[Claroline.B58]" office:value-type="float" office:value="4">
            <text:p>4</text:p>
          </table:table-cell>
          <table:table-cell table:formula="of:=[Collabtive.B58]" office:value-type="float" office:value="10">
            <text:p>10</text:p>
          </table:table-cell>
          <table:table-cell table:formula="of:=[PPMA.B41]" office:value-type="float" office:value="5">
            <text:p>5</text:p>
          </table:table-cell>
          <table:table-cell table:formula="of:=SUM([.C9:.F9])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ailures (Bugs)</text:p>
          </table:table-cell>
          <table:table-cell table:style-name="ce27" office:value-type="string">
            <text:p>--</text:p>
          </table:table-cell>
          <table:table-cell table:formula="of:=[AddressBook.B37]" office:value-type="float" office:value="32">
            <text:p>32</text:p>
          </table:table-cell>
          <table:table-cell table:formula="of:=[Claroline.B49]" office:value-type="float" office:value="1">
            <text:p>1</text:p>
          </table:table-cell>
          <table:table-cell table:formula="of:=[Collabtive.B49]" office:value-type="float" office:value="22">
            <text:p>22</text:p>
          </table:table-cell>
          <table:table-cell table:formula="of:=[PPMA.B32]" office:value-type="float" office:value="39">
            <text:p>39</text:p>
          </table:table-cell>
          <table:table-cell table:formula="of:=SUM([.C10:.F10])" office:value-type="float" office:value="94">
            <text:p>94</text:p>
          </table:table-cell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ce45" table:formula="of:=[.G2]/695*100" office:value-type="float" office:value="93.3812949640288">
            <text:p>93</text:p>
          </table:table-cell>
          <table:table-cell table:style-name="ce45" table:formula="of:=[.G5]/38*100" office:value-type="float" office:value="68.421052631579">
            <text:p>68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45" table:formula="of:=[.G3]/695*100" office:value-type="float" office:value="4.74820143884892">
            <text:p>5</text:p>
          </table:table-cell>
          <table:table-cell table:style-name="ce45" table:formula="of:=[.G6]/38*100" office:value-type="float" office:value="31.5789473684211">
            <text:p>32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45" table:formula="of:=[.G4]/695*100" office:value-type="float" office:value="1.8705035971223">
            <text:p>2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2018-03-01</text:date>, <text:time>13:42: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3-01T13:42:23</dc:date>
    <meta:editing-duration>P7DT17H27M26S</meta:editing-duration>
    <meta:editing-cycles>782</meta:editing-cycles>
    <meta:generator>OpenOffice/4.1.5$Unix OpenOffice.org_project/415m1$Build-9789</meta:generator>
    <meta:document-statistic meta:table-count="5" meta:cell-count="963" meta:object-count="0"/>
  </office:meta>
</office:document-meta>
</file>